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459D7A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 fo:text-align="justify" style:justify-single-word="false"/>
      <style:text-properties officeooo:rsid="001e8c4b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e8c4b"/>
    </style:style>
    <style:style style:name="P3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fo:font-weight="bold" officeooo:rsid="001e8c4b"/>
    </style:style>
    <style:style style:name="P4" style:family="paragraph" style:parent-style-name="Text_20_body">
      <style:paragraph-properties fo:text-align="justify" style:justify-single-word="false"/>
      <style:text-properties officeooo:rsid="001e8c4b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e8c4b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1e8c4b"/>
    </style:style>
    <style:style style:name="P7" style:family="paragraph" style:parent-style-name="Text_20_body" style:list-style-name="L3">
      <style:paragraph-properties fo:text-align="justify" style:justify-single-word="false"/>
      <style:text-properties officeooo:rsid="001e8c4b"/>
    </style:style>
    <style:style style:name="P8" style:family="paragraph" style:parent-style-name="Text_20_body" style:list-style-name="L4">
      <style:paragraph-properties fo:text-align="justify" style:justify-single-word="false"/>
      <style:text-properties officeooo:rsid="001e8c4b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rsid="001e8c4b"/>
    </style:style>
    <style:style style:name="P10" style:family="paragraph" style:parent-style-name="Text_20_body" style:list-style-name="L6">
      <style:paragraph-properties fo:text-align="justify" style:justify-single-word="false"/>
      <style:text-properties officeooo:rsid="001e8c4b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1e8c4b"/>
    </style:style>
    <style:style style:name="P12" style:family="paragraph" style:parent-style-name="Heading_20_3">
      <style:paragraph-properties fo:text-align="justify" style:justify-single-word="false"/>
      <style:text-properties officeooo:rsid="001e8c4b"/>
    </style:style>
    <style:style style:name="P13" style:family="paragraph" style:parent-style-name="Text_20_body">
      <style:paragraph-properties fo:text-align="justify" style:justify-single-word="false"/>
      <style:text-properties officeooo:rsid="001e8c4b" officeooo:paragraph-rsid="002002d2"/>
    </style:style>
    <style:style style:name="T1" style:family="text">
      <style:text-properties officeooo:rsid="001f7b0a"/>
    </style:style>
    <style:style style:name="T2" style:family="text">
      <style:text-properties fo:font-weight="bold" officeooo:rsid="001f7b0a"/>
    </style:style>
    <style:style style:name="T3" style:family="text">
      <style:text-properties fo:font-weight="bold" officeooo:rsid="0022c539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ÉRMINOS Y CONDICIONES DE USO </text:h>
      <text:p text:style-name="P2">Última actualización: <text:span text:style-name="T1">26 de enero de 2026</text:span></text:p>
      <text:h text:style-name="P3" text:outline-level="3">1. Información General y Titularidad</text:h>
      <text:p text:style-name="P4">En cumplimiento del deber de información recogido en el artículo 10 de la Ley 34/2002, de 11 de julio, de Servicios de la Sociedad de la Información y del Comercio Electrónico (LSSI-CE), se hace constar que la titularidad de la aplicación móvil (en adelante, la "App") y del nombre comercial <text:span text:style-name="T2">App Dhara</text:span> corresponde a <text:span text:style-name="T2">Isabel Miralles Rubert</text:span>, con DNI <text:span text:style-name="T2">24399337V</text:span> y domicilio en <text:span text:style-name="T2">Lliria, V</text:span><text:span text:style-name="T3">al</text:span><text:span text:style-name="T2">encia</text:span>. Correo electrónico: <text:span text:style-name="T2">info@dharadimensionhumana.es</text:span>.</text:p>
      <text:h text:style-name="P3" text:outline-level="3">2. Objeto de la Plataforma</text:h>
      <text:p text:style-name="P4">La App constituye un ecosistema digital de bienestar diseñado para facilitar:</text:p>
      <text:list text:style-name="L1">
        <text:list-item>
          <text:p text:style-name="P5">La búsqueda y localización de profesionales de terapias naturales.</text:p>
        </text:list-item>
        <text:list-item>
          <text:p text:style-name="P5">La gestión y registro de citas y reservas.</text:p>
        </text:list-item>
        <text:list-item>
          <text:p text:style-name="P5">El intercambio de documentos informativos entre profesional y usuario.</text:p>
        </text:list-item>
        <text:list-item>
          <text:p text:style-name="P5">La comunicación directa mediante chat interno para el seguimiento de sesiones activas.</text:p>
        </text:list-item>
        <text:list-item>
          <text:p text:style-name="P5">El acceso a material didáctico (Diccionario de Terapias).</text:p>
        </text:list-item>
      </text:list>
      <text:h text:style-name="P3" text:outline-level="3">3. Naturaleza Jurídica de los Servicios (Exclusión Sanitaria)</text:h>
      <text:p text:style-name="P4">El Usuario acepta expresamente que:</text:p>
      <text:list text:style-name="L2">
        <text:list-item>
          <text:p text:style-name="P6"><text:span text:style-name="T4">Carácter No Sanitario:</text:span> La App es una plataforma de servicios de terapias naturales y holísticas. Los profesionales listados no ejercen profesiones sanitarias reguladas conforme a la Ley 44/2003.</text:p>
        </text:list-item>
        <text:list-item>
          <text:p text:style-name="P6"><text:span text:style-name="T4">No Sustitución Médica:</text:span> El uso de la App y el contacto con sus profesionales no constituyen un diagnóstico médico. Se recomienda al Usuario no postergar ni ignorar el consejo médico profesional debido a la información obtenida a través de la App.</text:p>
        </text:list-item>
      </text:list>
      <text:h text:style-name="P3" text:outline-level="3">4. Funcionalidades y Registro</text:h>
      <text:list text:style-name="L3">
        <text:list-item>
          <text:p text:style-name="P7"><text:span text:style-name="T4">Cuenta de Usuario:</text:span> Para acceder a los servicios, el Usuario debe ser mayor de 18 años y registrarse facilitando nombre completo, email, teléfono y dirección. El Usuario es responsable de la custodia de sus credenciales.</text:p>
        </text:list-item>
        <text:list-item>
          <text:p text:style-name="P7"><text:span text:style-name="T4">Geolocalización:</text:span> La función de mapa utiliza datos de ubicación en tiempo real. Esta función es facultativa y requiere el consentimiento previo del Usuario a través de los ajustes de su dispositivo.</text:p>
        </text:list-item>
        <text:list-item>
          <text:p text:style-name="P7"><text:span text:style-name="T4">Diccionario de Terapias:</text:span> Es un contenido informativo de carácter general. La Titular no garantiza la exactitud absoluta de las definiciones ni su aplicabilidad clínica.</text:p>
        </text:list-item>
      </text:list>
      <text:h text:style-name="P3" text:outline-level="3"><text:soft-page-break/>5. Gestión de Documentos y Chat Interno</text:h>
      <text:list text:style-name="L4">
        <text:list-item>
          <text:p text:style-name="P8"><text:span text:style-name="T4">Custodia de Archivos:</text:span> La App dispone de un área de "Documentos" donde el Usuario puede recibir archivos del profesional. El Usuario es responsable de descargar y custodiar dicha información. La Titular no se hace responsable de la pérdida de datos si el profesional causa baja en la plataforma.</text:p>
        </text:list-item>
        <text:list-item>
          <text:p text:style-name="P8"><text:span text:style-name="T4">Canal de Chat:</text:span> El chat es una herramienta exclusiva para el seguimiento de sesiones activas. Queda prohibido el uso de este canal para el envío de contenido ilícito, ofensivo o spam. La Titular se reserva el derecho de acceso a los logs en caso de denuncia de abuso para garantizar la seguridad de la comunidad.</text:p>
        </text:list-item>
      </text:list>
      <text:h text:style-name="P3" text:outline-level="3">6. Régimen Económico y Pagos mediante Stripe</text:h>
      <text:list text:style-name="L5">
        <text:list-item>
          <text:p text:style-name="P9"><text:span text:style-name="T4">Pasarela de Pago:</text:span> La App integra la tecnología de <text:span text:style-name="T4">Stripe</text:span> para facilitar el pago de sesiones. La Titular actúa únicamente como mediador técnico.</text:p>
        </text:list-item>
        <text:list-item>
          <text:p text:style-name="P9"><text:span text:style-name="T4">Contratación:</text:span> La relación contractual por la sesión de terapia se establece exclusivamente entre el Usuario y el Profesional.</text:p>
        </text:list-item>
        <text:list-item>
          <text:p text:style-name="P9"><text:span text:style-name="T4">Política de Devoluciones:</text:span> El Usuario acepta que la gestión de cancelaciones y reembolsos se rige por la política específica de cada profesional, la cual debe ser aceptada de forma previa a la confirmación de la reserva.</text:p>
        </text:list-item>
      </text:list>
      <text:h text:style-name="P3" text:outline-level="3">7. Sistema de Valoraciones y Control de Calidad</text:h>
      <text:list text:style-name="L6">
        <text:list-item>
          <text:p text:style-name="P10"><text:span text:style-name="T4">Feedback del Usuario:</text:span> El Usuario podrá valorar mediante reseñas el servicio recibido. Estas deben ser honestas y respetuosas.</text:p>
        </text:list-item>
        <text:list-item>
          <text:p text:style-name="P10"><text:span text:style-name="T4">Moderación y Bloqueo:</text:span> La Titular supervisa las valoraciones para mantener el estándar de calidad de la plataforma. La acumulación de reseñas negativas o la confirmación de malas praxis a través del soporte técnico podrá conllevar la expulsión inmediata del profesional de la plataforma.</text:p>
        </text:list-item>
      </text:list>
      <text:h text:style-name="P3" text:outline-level="3">8. Limitación de Responsabilidad</text:h>
      <text:p text:style-name="P4">La Titular no será responsable de:</text:p>
      <text:list text:style-name="L7">
        <text:list-item>
          <text:p text:style-name="P11">Interrupciones del servicio por mantenimiento o causas ajenas.</text:p>
        </text:list-item>
        <text:list-item>
          <text:p text:style-name="P11">La veracidad de los títulos aportados por los profesionales (aunque se realice una revisión de buena fe).</text:p>
        </text:list-item>
        <text:list-item>
          <text:p text:style-name="P11">El uso indebido de los documentos compartidos entre profesional y usuario.</text:p>
        </text:list-item>
        <text:list-item>
          <text:p text:style-name="P11">La pérdida de datos en caso de que el profesional cierre su cuenta, por lo que se recomienda al usuario la descarga periódica de sus documentos.</text:p>
        </text:list-item>
      </text:list>
      <text:h text:style-name="P3" text:outline-level="3"><text:soft-page-break/>9. Propiedad Intelectual</text:h>
      <text:p text:style-name="P4">Todo el software, diseño, algoritmos y contenidos de la App (incluyendo el Diccionario de Terapias) están protegidos por derechos de propiedad intelectual propiedad de la Titular. Queda prohibida la ingeniería inversa o la extracción de datos (scraping) sin autorización expresa.</text:p>
      <text:h text:style-name="P3" text:outline-level="3">10. Legislación y Fuero</text:h>
      <text:p text:style-name="P4">Estos términos se rigen por la ley española. Las partes se someten a los juzgados y tribunales de <text:span text:style-name="T2">Valencia</text:span>, salvo que por ley de protección de consumidores corresponda el domicilio del Usuario.</text:p>
      <text:h text:style-name="P12" text:outline-level="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9pt" officeooo:rsid="001e8c4b" officeooo:paragraph-rsid="001e8c4b" style:font-size-asian="9pt" style:font-size-complex="9pt"/>
    </style:style>
    <style:style style:name="MP2" style:family="paragraph" style:parent-style-name="Text_20_body">
      <style:text-properties officeooo:rsid="001e8c4b" officeooo:paragraph-rsid="002002d2"/>
    </style:style>
    <style:style style:name="MT1" style:family="text">
      <style:text-properties officeooo:rsid="00219237"/>
    </style:style>
    <style:style style:name="MT2" style:family="text">
      <style:text-properties officeooo:rsid="002002d2"/>
    </style:style>
    <style:style style:name="MT3" style:family="text">
      <style:text-properties fo:font-size="9pt" officeooo:rsid="002002d2" style:font-size-asian="9pt" style:font-size-complex="9pt"/>
    </style:style>
    <style:style style:name="MT4" style:family="text">
      <style:text-properties fo:font-size="8pt" officeooo:rsid="002002d2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665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svg:height="1.808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14.803cm" svg:y="-1.268cm" svg:width="2.087cm" svg:height="2.087cm" draw:z-index="1"><draw:image xlink:href="Pictures/100000010000040000000400459D7ABE.png" xlink:type="simple" xlink:show="embed" xlink:actuate="onLoad" draw:mime-type="image/png"/></draw:frame></text:p>
      </style:header>
      <style:footer>
        <text:p text:style-name="MP1">T<text:span text:style-name="MT1">é</text:span>rminos y <text:span text:style-name="MT1">C</text:span>ondiciones de <text:span text:style-name="MT2">U</text:span>so: App Dhara.</text:p>
        <text:p text:style-name="MP2"><text:span text:style-name="MT3">Dhara Dimensión Humana, propiedad de App Dhara con titular Isabel Miralles Rubert, NIF 24399337V, C/ Sant Andreu, 6 46160 Llíria, Valencia España. Correo</text:span><text:span text:style-name="MT4">: info@dharadimensionhumana.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1:13:38.146489000</meta:creation-date>
    <dc:date>2026-01-26T12:50:55.809183800</dc:date>
    <meta:editing-duration>PT37M32S</meta:editing-duration>
    <meta:editing-cycles>3</meta:editing-cycles>
    <meta:generator>LibreOffice/25.2.7.2$Windows_X86_64 LibreOffice_project/5cbfd1ab6520636bb5f7b99185aa69bd7456825d</meta:generator>
    <meta:document-statistic meta:table-count="0" meta:image-count="1" meta:object-count="0" meta:page-count="3" meta:paragraph-count="41" meta:word-count="789" meta:character-count="4973" meta:non-whitespace-character-count="4245"/>
  </office:meta>
</office:document-meta>
</file>